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office:font-face-decls>
  <office:automatic-styles>
    <style:style style:name="P1" style:family="paragraph" style:parent-style-name="Heading_20_1" style:master-page-name="First_20_Page">
      <style:paragraph-properties style:page-number="auto"/>
      <style:text-properties style:font-name="Liberation Sans" fo:font-size="14pt" style:font-size-asian="14pt" style:font-size-complex="14pt"/>
    </style:style>
    <style:style style:name="P2" style:family="paragraph" style:parent-style-name="Text_20_body_20_indent">
      <style:text-properties style:font-name="Liberation Sans" fo:font-size="11pt" style:font-size-asian="11pt" style:font-size-complex="11pt"/>
    </style:style>
    <style:style style:name="P3" style:family="paragraph" style:parent-style-name="Heading_20_2">
      <style:text-properties style:font-name="Liberation Sans" fo:font-size="12pt" style:font-size-asian="12pt" style:font-size-complex="12pt"/>
    </style:style>
    <style:style style:name="P4" style:family="paragraph" style:parent-style-name="Text_20_body_20_indent" style:list-style-name="Numbering_20_123">
      <style:text-properties style:font-name="Liberation Sans" fo:font-size="11pt" officeooo:rsid="0087785e" officeooo:paragraph-rsid="0087785e" style:font-size-asian="11pt" style:font-size-complex="11pt"/>
    </style:style>
    <style:style style:name="P5" style:family="paragraph" style:parent-style-name="Text_20_body_20_indent">
      <style:paragraph-properties fo:margin-left="1.33cm" fo:text-indent="0cm" style:auto-text-indent="false">
        <style:tab-stops/>
      </style:paragraph-properties>
      <style:text-properties style:font-name="Liberation Sans" fo:font-size="11pt" officeooo:rsid="0087785e" officeooo:paragraph-rsid="0087785e" style:font-size-asian="11pt" style:font-size-complex="11pt"/>
    </style:style>
    <style:style style:name="P6" style:family="paragraph" style:parent-style-name="Text_20_body_20_indent">
      <style:paragraph-properties fo:margin-left="1.33cm" fo:margin-top="0cm" fo:margin-bottom="0.247cm" style:contextual-spacing="false" fo:line-height="115%">
        <style:tab-stops/>
      </style:paragraph-properties>
      <style:text-properties style:font-name="Liberation Sans" fo:font-size="11pt" officeooo:rsid="0087785e" officeooo:paragraph-rsid="0087785e" style:font-size-asian="11pt" style:font-size-complex="11pt"/>
    </style:style>
    <style:style style:name="P7" style:family="paragraph" style:parent-style-name="Text_20_body_20_indent">
      <style:paragraph-properties fo:margin-left="1.33cm" fo:margin-top="0cm" fo:margin-bottom="0.247cm" style:contextual-spacing="false" fo:line-height="115%">
        <style:tab-stops/>
      </style:paragraph-properties>
      <style:text-properties style:font-name="Liberation Sans" fo:font-size="11pt" fo:font-style="italic" officeooo:rsid="0087785e" officeooo:paragraph-rsid="0087785e" style:font-size-asian="11pt" style:font-style-asian="italic" style:font-size-complex="11pt" style:font-style-complex="italic"/>
    </style:style>
    <style:style style:name="P8" style:family="paragraph" style:parent-style-name="Text_20_body_20_indent" style:list-style-name="Numbering_20_123">
      <style:paragraph-properties fo:margin-top="0cm" fo:margin-bottom="0.247cm" style:contextual-spacing="false" fo:line-height="115%"/>
      <style:text-properties style:font-name="Liberation Sans" fo:font-size="11pt" officeooo:paragraph-rsid="0087785e" style:font-size-asian="11pt" style:font-size-complex="11pt"/>
    </style:style>
    <style:style style:name="P9" style:family="paragraph" style:parent-style-name="Text_20_body_20_indent">
      <style:paragraph-properties fo:margin-left="1.33cm" fo:margin-top="0cm" fo:margin-bottom="0.247cm" style:contextual-spacing="false" fo:line-height="115%">
        <style:tab-stops/>
      </style:paragraph-properties>
      <style:text-properties style:font-name="Liberation Sans" fo:font-size="11pt" officeooo:rsid="0087785e" officeooo:paragraph-rsid="009e6902" style:font-size-asian="11pt" style:font-size-complex="11pt"/>
    </style:style>
    <style:style style:name="P10" style:family="paragraph" style:parent-style-name="Text_20_body_20_indent">
      <style:paragraph-properties fo:margin-left="1.33cm" fo:margin-top="0cm" fo:margin-bottom="0.247cm" style:contextual-spacing="false" fo:line-height="115%">
        <style:tab-stops/>
      </style:paragraph-properties>
      <style:text-properties style:font-name="Liberation Sans" fo:font-size="11pt" officeooo:paragraph-rsid="0087785e" style:font-size-asian="11pt" style:font-size-complex="11pt"/>
    </style:style>
    <style:style style:name="P11" style:family="paragraph" style:parent-style-name="Text_20_body_20_indent">
      <style:text-properties style:font-name="Liberation Sans" fo:font-size="11pt" officeooo:paragraph-rsid="0087785e" style:font-size-asian="11pt" style:font-size-complex="11pt"/>
    </style:style>
    <style:style style:name="P12" style:family="paragraph" style:parent-style-name="Text_20_body_20_indent">
      <style:paragraph-properties fo:margin-left="1.33cm" fo:margin-top="0cm" fo:margin-bottom="0.247cm" style:contextual-spacing="false" fo:line-height="115%">
        <style:tab-stops/>
      </style:paragraph-properties>
      <style:text-properties style:font-name="Liberation Sans" fo:font-size="11pt" officeooo:rsid="00896b89" officeooo:paragraph-rsid="00896b89" style:font-size-asian="11pt" style:font-size-complex="11pt"/>
    </style:style>
    <style:style style:name="P13" style:family="paragraph" style:parent-style-name="Text_20_body_20_indent">
      <style:text-properties style:font-name="Liberation Sans" fo:font-size="11pt" officeooo:rsid="00896b89" officeooo:paragraph-rsid="00896b89" style:font-size-asian="11pt" style:font-size-complex="11pt"/>
    </style:style>
    <style:style style:name="T1" style:family="text">
      <style:text-properties officeooo:rsid="008e8305"/>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officeooo:rsid="008d289f"/>
    </style:style>
    <style:style style:name="T6" style:family="text">
      <style:text-properties officeooo:rsid="009e6902"/>
    </style:style>
    <style:style style:name="T7" style:family="text">
      <style:text-properties officeooo:rsid="00941d22"/>
    </style:style>
    <style:style style:name="T8" style:family="text">
      <style:text-properties officeooo:rsid="009ffea6"/>
    </style:style>
    <style:style style:name="T9" style:family="text">
      <style:text-properties officeooo:rsid="0087785e"/>
    </style:style>
    <style:style style:name="T10" style:family="text">
      <style:text-properties fo:font-weight="bold" officeooo:rsid="0087785e" style:font-weight-asian="bold" style:font-weight-complex="bold"/>
    </style:style>
    <style:style style:name="T11" style:family="text">
      <style:text-properties officeooo:rsid="00896b89"/>
    </style:style>
    <style:style style:name="T12" style:family="text">
      <style:text-properties officeooo:rsid="008f8e88"/>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officeooo:rsid="008b3c4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Abstract / Lessons Learned</text:h>
      <text:p text:style-name="P2">Mit dem "Timestamper" ist ein leistungsfähiges kleines Tool entstanden, was die Erwartungen bzw. die Spezifikation nicht nur erfüllt sondern deutlich <text:span text:style-name="T1">ü</text:span>bererf<text:span text:style-name="T1">ü</text:span>llt (3 statt 1 Hauptfunktion, viel mehr Analyse).<text:line-break/>Dem gegenüber steht ein zu hoher Zeitaufwand, der teils dem <text:span text:style-name="T1">Ü</text:span>berma<text:span text:style-name="T1">ß</text:span> an Dokumentation und teils der unabsehbaren Menge an zusätzlichen Experimenten geschuldet ist.</text:p>
      <text:h text:style-name="P3" text:outline-level="2"><text:bookmark-start text:name="__RefHeading___Toc8754_2498922363"/>Zur Methodik<text:bookmark-end text:name="__RefHeading___Toc8754_2498922363"/></text:h>
      <text:list text:style-name="Numbering_20_123">
        <text:list-item text:start-value="1">
          <text:p text:style-name="P4">Das gewählte <text:span text:style-name="T2">Thema</text:span><text:span text:style-name="T3"> </text:span>für das Modul war mit 2000 Zeilen Code<text:line-break/>im Nachhinein <text:span text:style-name="T3">zu umfangreich</text:span>.</text:p>
        </text:list-item>
      </text:list>
      <text:p text:style-name="P5">Das liegt daran, dass das ein ganz konkretes Interesse an dem Tool bestand aber auch daran, dass es nun mal eine gewisse Menge an Software braucht, um die Techniken des Software Engineering sinnvoll zu demonstrieren.</text:p>
      <text:list text:continue-numbering="true" text:style-name="Numbering_20_123">
        <text:list-item>
          <text:p text:style-name="P4">Frage: <text:span text:style-name="T4">Wer soll soviel Dokumentation bezahlen ?<text:line-break/></text:span>Der erstellte Code ist gut kommentiert. Nach letzter Messung ist das Verhältnis von 40kB Code zu 40kB Kommentaren zugehörigem Whitespace recht genau 1:1.</text:p>
        </text:list-item>
      </text:list>
      <text:p text:style-name="P6">Durch die langen Listen an zu erstellenden Dokumenten und <text:span text:style-name="T5">Listen und </text:span>Texten in der Aufgabenstellung kommen darauf aber <text:span text:style-name="T5">70</text:span>k<text:span text:style-name="T5">B</text:span> purer Text(!) im Office Dokument, wobei die Bilder und der Aufwand für UML noch gar nicht gezählt sind.<text:line-break/><text:span text:style-name="T5">Unter deren Einbeziehung wurde eine Verdopplung des Aufwands </text:span><text:span text:style-name="T6">sogar</text:span><text:span text:style-name="T5"> überschritten.</text:span></text:p>
      <text:p text:style-name="P7">Wer soll diese <text:span text:style-name="T5">100%</text:span> Mehraufwand bezahlen ?</text:p>
      <text:p text:style-name="P6">Ich als Programmierer mache das nicht in meiner Freizeit und meine Firma ist kein gemeinnütziger Verein sondern erwartet, vom Kunden dafür bezahlt zu werden.</text:p>
      <text:p text:style-name="P6">Nur habe ich habe in fast 30 Jahren Softwareentwicklung keinen einzigen Kunden kennengelernt, der das Angebot von 30K oder 100K Euro extra für schöne ausführliche Dokumentation mit "JA" beantwortet hätte. Die öffentliche Hand mag <text:span text:style-name="T7">mit Steuergeldern </text:span>so gro<text:span text:style-name="T1">ß</text:span>z<text:span text:style-name="T1">ü</text:span>gig sein, Großunternehmen sind es nicht.</text:p>
      <text:list text:continue-numbering="true" text:style-name="Numbering_20_123">
        <text:list-item>
          <text:p text:style-name="P8">These: <text:span text:style-name="T4">Tage-genaue Planung für mehrere Wochen ist Augenwischerei.</text:span></text:p>
        </text:list-item>
      </text:list>
      <text:p text:style-name="P6">Die Entwicklung des Tools hat durch Schwierigkeiten bei der Analyse des Verhaltens diverser Plattformen und Risiken, die zwar benannt wurden, aber unmöglich zu beziffern waren, deutlich mehr Aufwand verursacht als geplant.</text:p>
      <text:p text:style-name="P6">Das ist für Softwareprojekte leider nicht ungewöhnlich.<text:line-break/>Genaugenommen kann die Theoretische Informatik beweisen, dass man nur wissen kann, wie lange etwas dauert, indem man es tut und die Zeit misst (Stichwort Halteproblem).</text:p>
      <text:p text:style-name="P6">Auffällig ist in diesem Projekt jedoch, wie auch die geplanten Arbeitsinhalte immer ungenauer und schließlich fast sinnlos werden, je weiter die Planung in die Zukunft geht.</text:p>
      <text:p text:style-name="P9">Während die Planung für die Arbeitsinhalte der ersten 2 Tage nach langjähriger Erfahrung fast stundengenau eingehalten wurde, unterscheiden sich die tatsächlichen Arbeiten für die Folgetage immer mehr von der Theorie der Planung.</text:p>
      <text:p text:style-name="P9"><text:soft-page-break/>Das Ganze ist für mich ein klares Argument für eine I<text:span text:style-name="T8">nkrementelle</text:span> E<text:span text:style-name="T8">ntwicklung</text:span>,<text:line-break/>bei der man versucht immer den aktuellen, in sich bereits nützlichen Schritt möglichst gut umzusetzen, und dann erst den Folgeschritt feinspezifiziert und plant.<text:line-break/>Das war aber mit der Aufgabenstellung "Schreibe jetzt die Spezifikation" nicht vereinbar.</text:p>
      <text:list xml:id="list105533737301288" text:continue-numbering="true" text:style-name="Numbering_20_123">
        <text:list-item>
          <text:p text:style-name="P8"><text:span text:style-name="T9">Bedarf nach </text:span><text:span text:style-name="T10">Agiler Entwicklung<text:line-break/></text:span>Agile Softwareentwicklung wird leider oft als Ausrede für miserable Software verwendet.</text:p>
        </text:list-item>
      </text:list>
      <text:p text:style-name="P10">Trotzdem stelle ich fest, dass ich die pragmatische Entwicklungsmethodik an meiner alten Firma nicht genügend wertgeschätzt habe. Wir haben in einem kleinen Team in Coronazeiten eine große Plattform für einen internationalen Großkunden realisiert. Dabei haben wir in wenigen Monaten knapp 100K Zeilen Code geschrieben, mehrere Dutzend große Live-Events abgehalten und etliche Hunderttausend Euro umgesetzt.</text:p>
      <text:p text:style-name="P10">Hätten wir mit langen Checklisten und Dokumenten wie hier <text:span text:style-name="T5">doppelt</text:span> so lange gebraucht, wäre das Projekt vom Ende der Corona-Restriktionen überholt und eingestampft worden.</text:p>
      <text:p text:style-name="P11"><text:span text:style-name="T9">Mein Lehre und mein Fazit bleibt hier also: klar formulierte Ziele, klare Strukturen, gut kommentierter Code. Aber kein Ausfüllen und Abarbeiten von Listen und kein Exzess an Offensichtlichkeiten. Und alles vermeiden, was die Kreativität einengt.</text:span></text:p>
      <text:h text:style-name="P3" text:outline-level="2"><text:bookmark-start text:name="__RefHeading___Toc8756_2498922363"/>Bewertung der Risiken<text:bookmark-end text:name="__RefHeading___Toc8756_2498922363"/></text:h>
      <text:list text:continue-numbering="true" text:style-name="Numbering_20_123">
        <text:list-item text:start-value="1">
          <text:p text:style-name="P8">Risiko <text:span text:style-name="T3">wxWidgets</text:span>: POSITIV - die Library wxWidgets ist hervorragend.<text:line-break/>wxWidgets ist ausgereift und perfekt logisch strukturiert. Das hauptsächlich genutzte Tabellenwidget lässt keine Wünsche offen und auch andere GUI Aufgaben waren oft in Minutenschnelle gelöst.</text:p>
        </text:list-item>
      </text:list>
      <text:p text:style-name="P10">Insofern war das erste Risiko "TabellenWidget/GUI Library" absolut kein Problem.<text:line-break/>Vielmehr hat die Eleganz von wx die Lasten der Timestamps ausgeglichen und das Projekt gerettet.</text:p>
      <text:list text:continue-numbering="true" text:style-name="Numbering_20_123">
        <text:list-item>
          <text:p text:style-name="P8">Risiko <text:span text:style-name="T3">Timestamps</text:span>: NEGATIV - Timestamps sind noch schlimmer als ohnehin erwartet.<text:line-break/><text:span text:style-name="T11">Dass Timestamps problematisch sind, war bekannt und als RISIKO 2 benannt, das war letztlich ja die Motivation für das Programm.</text:span></text:p>
        </text:list-item>
      </text:list>
      <text:p text:style-name="P12">Trotzdem hat sich selbst mit erheblichem Vorwissen gezeigt, dass Anfangs-Hypothesen <text:span text:style-name="T12">ü</text:span>berworfen und bedauerlicherweise Experimente mit zusätzlichen Testdaten oder anderen Rahmenbedingungen wiederholt werden mussten.</text:p>
      <text:p text:style-name="P12">Konträr zu den oben angeführten Argumenten gegen "exzessive" Dokumentation ist die Lehre an dieser Stelle also <text:span text:style-name="T4">mehr oder präzisere Dokumentation</text:span>.<text:line-break/>Wenn man schon den Aufwand eines Experiments treibt, sollten die Rahmenbedingungen ganz genau festgehalten und <text:span text:style-name="T13">keine voreiligen Schlüsse</text:span> gezogen werden.</text:p>
      <text:p text:style-name="P13">Neben den Empfehlungen und Limitationen die sich sinnvollerweise in der User Documentation <text:span text:style-name="T7">be</text:span>finden, bleibt zu sagen, dass ich [erneut] viel über Timestamps gelernt habe.</text:p>
      <text:p text:style-name="P13">Dieses Wissen ist aber nunmehr in Software gegossen, so dass ich es außer als Problembewusstsein kaum noch brauchen werde und das ist ein <text:span text:style-name="T14">anstrebenswertes </text:span>Endergebni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office:font-face-decls>
  <office:styles>
    <draw:marker draw:name="Arrowheads_20_1" draw:display-name="Arrowheads 1" svg:viewBox="0 0 3000 6000" svg:d="M1500 0l1500 3000-1500 3000-1500-30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DejaVu Sans"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DejaVu Sans"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Heading_20_2" style:default-outline-level="1" style:class="chapter" style:master-page-name="">
      <style:paragraph-properties fo:margin-top="0.423cm" fo:margin-bottom="0.212cm" style:contextual-spacing="false" style:page-number="auto" fo:break-before="page"/>
      <style:text-properties fo:font-size="18pt" style:text-underline-style="solid" style:text-underline-type="double" style:text-underline-width="auto" style:text-underline-color="font-color"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499cm" fo:margin-bottom="0.21cm" style:contextual-spacing="false"/>
      <style:text-properties fo:font-size="16pt" style:text-underline-style="solid" style:text-underline-width="auto" style:text-underline-color="font-color"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left="0.499cm" fo:text-indent="0cm" style:auto-text-indent="false"/>
    </style:style>
    <style:style style:name="List_20_1" style:display-name="List 1" style:family="paragraph" style:parent-style-name="List" style:list-style-name="Numbering_20_123" style:class="list" style:master-page-name="">
      <style:paragraph-properties fo:margin-top="0cm" fo:margin-bottom="0.212cm" style:contextual-spacing="false" style:page-number="auto"/>
    </style:style>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Heading_20_3" style:display-name="Heading 3" style:family="paragraph" style:parent-style-name="Heading" style:next-style-name="Text_20_body" style:default-outline-level="3" style:class="chapter">
      <style:paragraph-properties fo:margin-top="0.4cm" fo:margin-bottom="0.21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left="0.499cm" fo:margin-top="0.3cm" fo:margin-bottom="0.21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top="0.499cm" fo:margin-bottom="0cm" style:contextual-spacing="false"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4">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15">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number-style style:name="N10114" number:language="de" number:country="DE" loext:transliteration-spellout="title cardinal" number:transliteration-language="de" number:transliteration-country="DE">
      <number:number number:decimal-places="0" number:min-decimal-places="0" number:min-integer-digits="1"/>
    </number:number-style>
    <number:number-style style:name="N10115" number:language="de" number:country="DE" loext:transliteration-spellout="title USD" number:transliteration-language="de" number:transliteration-country="DE">
      <number:number number:decimal-places="0" number:min-decimal-places="0" number:min-integer-digits="1"/>
    </number:number-style>
    <number:number-style style:name="N10116" number:language="de" number:country="DE" loext:transliteration-spellout="title USD" number:transliteration-language="de" number:transliteration-country="DE">
      <number:number number:decimal-places="2" number:min-decimal-places="2" number:min-integer-digits="1"/>
    </number:number-style>
    <number:number-style style:name="N10117" number:language="de" number:country="DE" loext:transliteration-spellout="upper USD" number:transliteration-language="de" number:transliteration-country="DE">
      <number:number number:decimal-places="0" number:min-decimal-places="0" number:min-integer-digits="1"/>
    </number:number-style>
    <number:number-style style:name="N10118" number:language="de" number:country="DE" loext:transliteration-spellout="upper USD" number:transliteration-language="de" number:transliteration-country="DE">
      <number:number number:decimal-places="2" number:min-decimal-places="2" number:min-integer-digits="1"/>
    </number:number-styl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fo:color="#666666" loext:opacity="100%" style:font-name="Liberation Sans Narrow"/>
    </style:style>
    <style:style style:name="MP2" style:family="paragraph" style:parent-style-name="Header">
      <style:paragraph-properties fo:text-align="end" style:justify-single-word="false"/>
      <style:text-properties fo:color="#666666" loext:opacity="100%" style:font-name="Liberation Sans Narrow" officeooo:rsid="003bc838" officeooo:paragraph-rsid="003bc838"/>
    </style:style>
    <style:style style:name="MP3" style:family="paragraph" style:parent-style-name="Header">
      <style:paragraph-properties fo:text-align="end" style:justify-single-word="false"/>
      <style:text-properties fo:color="#666666" loext:opacity="100%" style:font-name="Liberation Sans Narrow" officeooo:paragraph-rsid="009e6902"/>
    </style:style>
    <style:style style:name="MP4" style:family="paragraph" style:parent-style-name="Header">
      <style:paragraph-properties fo:text-align="end" style:justify-single-word="false"/>
      <style:text-properties fo:color="#666666" loext:opacity="100%" style:font-name="Liberation Sans Narrow" officeooo:rsid="003bc838" officeooo:paragraph-rsid="009e6902"/>
    </style:style>
    <style:style style:name="MT1" style:family="text">
      <style:text-properties officeooo:rsid="009e690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02cm" fo:margin-left="0cm" fo:margin-right="0cm" fo:margin-bottom="0.51cm" fo:background-color="transparent" style:dynamic-spacing="false" draw:fill="none" draw:fill-color="#729fcf"/>
      </style:header-style>
      <style:footer-style>
        <style:header-footer-properties fo:min-height="1.02cm" fo:margin-left="0cm" fo:margin-right="0cm" fo:margin-top="0.51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ackground-color="transparent" style:dynamic-spacing="false" draw:fill="none" draw:fill-color="#729fcf"/>
      </style:header-style>
      <style:footer-style>
        <style:header-footer-properties fo:min-height="0cm" fo:margin-top="0.499cm" fo:background-color="transparent" draw:fill="non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ven Brotkorb - 10786473 - DLMCSPSE_D - <text:span text:style-name="MT1">Abstract</text:span></text:p>
      </style:header>
      <style:footer>
        <text:p text:style-name="MP2">Seite <text:page-number text:select-page="current">2</text:page-number>/<text:page-count>2</text:page-count></text:p>
      </style:footer>
    </style:master-page>
    <style:master-page style:name="First_20_Page" style:display-name="First Page" style:page-layout-name="Mpm2" draw:style-name="Mdp1" style:next-style-name="Standard">
      <style:header>
        <text:p text:style-name="MP3">Sven Brotkorb - 10786473 - DLMCSPSE_D - <text:span text:style-name="MT1">Abstract</text:span></text:p>
      </style:header>
      <style:footer>
        <text:p text:style-name="MP4">Seite <text:page-number text:select-page="current">1</text:page-number>/<text:page-count>2</text:page-count></text:p>
      </style:footer>
    </style:master-page>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29T16:10:39.494583581</meta:creation-date>
    <dc:date>2026-02-25T10:55:32.991958496</dc:date>
    <meta:editing-duration>PT13H31M56S</meta:editing-duration>
    <meta:editing-cycles>98</meta:editing-cycles>
    <meta:generator>LibreOffice/25.8.4.2$Linux_X86_64 LibreOffice_project/290daaa01b999472f0c7a3890eb6a550fd74c6df</meta:generator>
    <meta:print-date>2026-01-29T11:02:53.974197756</meta:print-date>
    <meta:printed-by>PDF files</meta:printed-by>
    <meta:document-statistic meta:table-count="0" meta:image-count="0" meta:object-count="0" meta:page-count="2" meta:paragraph-count="41" meta:word-count="841" meta:character-count="5820" meta:non-whitespace-character-count="5026"/>
  </office:meta>
</office:document-meta>
</file>